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officeooo:paragraph-rsid="000fc225"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0fc225"/>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P1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0398in" style:contextual-spacing="false"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in" fo:margin-bottom="0.0398in" style:contextual-spacing="fals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Standard">
      <style:text-properties officeooo:rsid="0021ee33" officeooo:paragraph-rsid="0021ee33"/>
    </style:style>
    <style:style style:name="P27" style:family="paragraph" style:parent-style-name="Heading_20_1" style:master-page-name="Standard">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paragraph-properties fo:margin-top="0in" fo:margin-bottom="0.0398in" style:contextual-spacing="false"/>
    </style:style>
    <style:style style:name="P31" style:family="paragraph" style:parent-style-name="Standard" style:list-style-name="L3">
      <style:paragraph-properties fo:margin-top="0in" fo:margin-bottom="0.0398in" style:contextual-spacing="false"/>
    </style:style>
    <style:style style:name="P32" style:family="paragraph" style:parent-style-name="Standard" style:list-style-name="L4"/>
    <style:style style:name="P33" style:family="paragraph" style:parent-style-name="Standard" style:list-style-name="L4">
      <style:paragraph-properties fo:margin-top="0in" fo:margin-bottom="0.0398in" style:contextual-spacing="false"/>
    </style:style>
    <style:style style:name="P34" style:family="paragraph" style:parent-style-name="Standard" style:list-style-name="L5"/>
    <style:style style:name="P35" style:family="paragraph" style:parent-style-name="Standard" style:list-style-name="L5">
      <style:paragraph-properties fo:margin-top="0in" fo:margin-bottom="0.0398in" style:contextual-spacing="false"/>
    </style:style>
    <style:style style:name="P36" style:family="paragraph" style:parent-style-name="Standard" style:list-style-name="L6"/>
    <style:style style:name="P37" style:family="paragraph" style:parent-style-name="Standard" style:list-style-name="L6">
      <style:paragraph-properties fo:margin-top="0in" fo:margin-bottom="0.0398in" style:contextual-spacing="false"/>
    </style:style>
    <style:style style:name="P38" style:family="paragraph" style:parent-style-name="Standard" style:list-style-name="L7">
      <style:paragraph-properties fo:margin-top="0in" fo:margin-bottom="0.0398in" style:contextual-spacing="false"/>
    </style:style>
    <style:style style:name="P39" style:family="paragraph" style:parent-style-name="Standard">
      <style:paragraph-properties fo:margin-top="0in" fo:margin-bottom="0in" style:contextual-spacing="false"/>
    </style:style>
    <style:style style:name="P40" style:family="paragraph" style:parent-style-name="Standard">
      <style:paragraph-properties fo:margin-top="0in" fo:margin-bottom="0.0398in" style:contextual-spacing="false"/>
    </style:style>
    <style:style style:name="P41" style:family="paragraph" style:parent-style-name="Table_20_Heading">
      <style:paragraph-properties fo:margin-top="0in" fo:margin-bottom="0in" style:contextual-spacing="false"/>
    </style:style>
    <style:style style:name="P42" style:family="paragraph">
      <style:paragraph-properties style:writing-mode="lr-tb"/>
      <style:text-properties style:font-name="Times New Roman" fo:font-size="1pt" style:font-name-asian="Times New Roman" style:font-name-complex="Times New Roman"/>
    </style:style>
    <style:style style:name="P4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8" style:family="text">
      <style:text-properties style:text-position="33% 80%"/>
    </style:style>
    <style:style style:name="T9" style:family="text">
      <style:text-properties officeooo:rsid="001f50a1"/>
    </style:style>
    <style:style style:name="T10" style:family="text">
      <style:text-properties officeooo:rsid="0021ee33"/>
    </style:style>
    <style:style style:name="T11" style:family="text">
      <style:text-properties style:font-name="Times New Roman" fo:font-size="1pt"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08138304" text:id="ct105553208138304">
          <text:deletion>
            <office:change-info>
              <dc:creator>Bob Jacobsen</dc:creator>
              <dc:date>2023-03-31T16:51:13</dc:date>
            </office:change-info>
            <text:p text:style-name="Standard">the </text:p>
          </text:deletion>
        </text:changed-region>
        <text:changed-region xml:id="ct105553208137584" text:id="ct105553208137584">
          <text:deletion>
            <office:change-info>
              <dc:creator>Bob Jacobsen</dc:creator>
              <dc:date>2023-03-30T18:29:13</dc:date>
            </office:change-info>
            <text:p text:style-name="Standard">Variable</text:p>
          </text:deletion>
        </text:changed-region>
        <text:changed-region xml:id="ct105553208138784" text:id="ct105553208138784">
          <text:insertion>
            <office:change-info>
              <dc:creator>Bob Jacobsen</dc:creator>
              <dc:date>2023-03-30T18:29:13</dc:date>
            </office:change-info>
          </text:insertion>
        </text:changed-region>
        <text:changed-region xml:id="ct105553208139264" text:id="ct105553208139264">
          <text:deletion>
            <office:change-info>
              <dc:creator>Bob Jacobsen</dc:creator>
              <dc:date>2023-03-30T18:29:18</dc:date>
            </office:change-info>
            <text:p text:style-name="Standard">Variable</text:p>
          </text:deletion>
        </text:changed-region>
        <text:changed-region xml:id="ct105553208139504" text:id="ct105553208139504">
          <text:insertion>
            <office:change-info>
              <dc:creator>Bob Jacobsen</dc:creator>
              <dc:date>2023-03-30T18:29:18</dc:date>
            </office:change-info>
          </text:insertion>
        </text:changed-region>
        <text:changed-region xml:id="ct105553208139744" text:id="ct105553208139744">
          <text:deletion>
            <office:change-info>
              <dc:creator>Bob Jacobsen</dc:creator>
              <dc:date>2023-03-30T18:29:31</dc:date>
            </office:change-info>
            <text:p text:style-name="Standard">Variable</text:p>
          </text:deletion>
        </text:changed-region>
        <text:changed-region xml:id="ct105553208139984" text:id="ct105553208139984">
          <text:insertion>
            <office:change-info>
              <dc:creator>Bob Jacobsen</dc:creator>
              <dc:date>2023-03-30T18:29:31</dc:date>
            </office:change-info>
          </text:insertion>
        </text:changed-region>
        <text:changed-region xml:id="ct105553208140224" text:id="ct105553208140224">
          <text:deletion>
            <office:change-info>
              <dc:creator>Bob Jacobsen</dc:creator>
              <dc:date>2023-03-30T18:29:38</dc:date>
            </office:change-info>
            <text:p text:style-name="P15">Variable</text:p>
          </text:deletion>
        </text:changed-region>
        <text:changed-region xml:id="ct105553208140464" text:id="ct105553208140464">
          <text:insertion>
            <office:change-info>
              <dc:creator>Bob Jacobsen</dc:creator>
              <dc:date>2023-03-30T18:29:39</dc:date>
            </office:change-info>
          </text:insertion>
        </text:changed-region>
        <text:changed-region xml:id="ct105553208140704" text:id="ct105553208140704">
          <text:deletion>
            <office:change-info>
              <dc:creator>Bob Jacobsen</dc:creator>
              <dc:date>2023-03-30T18:29:45</dc:date>
            </office:change-info>
            <text:p text:style-name="P16">Variable</text:p>
          </text:deletion>
        </text:changed-region>
        <text:changed-region xml:id="ct105553208140944" text:id="ct105553208140944">
          <text:insertion>
            <office:change-info>
              <dc:creator>Bob Jacobsen</dc:creator>
              <dc:date>2023-03-30T18:29:45</dc:date>
            </office:change-info>
          </text:insertion>
        </text:changed-region>
        <text:changed-region xml:id="ct105553208447200" text:id="ct105553208447200">
          <text:deletion>
            <office:change-info>
              <dc:creator>Bob Jacobsen</dc:creator>
              <dc:date>2023-03-30T18:29:49</dc:date>
            </office:change-info>
            <text:p text:style-name="P22">Variable</text:p>
          </text:deletion>
        </text:changed-region>
        <text:changed-region xml:id="ct105553208446240" text:id="ct105553208446240">
          <text:insertion>
            <office:change-info>
              <dc:creator>Bob Jacobsen</dc:creator>
              <dc:date>2023-03-30T18:29:49</dc:date>
            </office:change-info>
          </text:insertion>
        </text:changed-region>
        <text:changed-region xml:id="ct105553208446000" text:id="ct105553208446000">
          <text:deletion>
            <office:change-info>
              <dc:creator>Bob Jacobsen</dc:creator>
              <dc:date>2023-03-30T18:29:52</dc:date>
            </office:change-info>
            <text:p text:style-name="P22">Variable</text:p>
          </text:deletion>
        </text:changed-region>
        <text:changed-region xml:id="ct105553208447920" text:id="ct105553208447920">
          <text:insertion>
            <office:change-info>
              <dc:creator>Bob Jacobsen</dc:creator>
              <dc:date>2023-03-30T18:29:52</dc:date>
            </office:change-info>
          </text:insertion>
        </text:changed-region>
        <text:changed-region xml:id="ct105553208448400" text:id="ct105553208448400">
          <text:deletion>
            <office:change-info>
              <dc:creator>Bob Jacobsen</dc:creator>
              <dc:date>2023-03-30T18:29:56</dc:date>
            </office:change-info>
            <text:p text:style-name="P22">Variable</text:p>
          </text:deletion>
        </text:changed-region>
        <text:changed-region xml:id="ct105553208448640" text:id="ct105553208448640">
          <text:insertion>
            <office:change-info>
              <dc:creator>Bob Jacobsen</dc:creator>
              <dc:date>2023-03-30T18:29:56</dc:date>
            </office:change-info>
          </text:insertion>
        </text:changed-region>
        <text:changed-region xml:id="ct105553208449120" text:id="ct105553208449120">
          <text:deletion>
            <office:change-info>
              <dc:creator>Bob Jacobsen</dc:creator>
              <dc:date>2023-03-30T18:29:59</dc:date>
            </office:change-info>
            <text:p text:style-name="P22">Variable</text:p>
          </text:deletion>
        </text:changed-region>
        <text:changed-region xml:id="ct105553208449360" text:id="ct105553208449360">
          <text:insertion>
            <office:change-info>
              <dc:creator>Bob Jacobsen</dc:creator>
              <dc:date>2023-03-30T18:29:59</dc:date>
            </office:change-info>
          </text:insertion>
        </text:changed-region>
        <text:changed-region xml:id="ct105553208446960" text:id="ct105553208446960">
          <text:insertion>
            <office:change-info>
              <dc:creator>Bob Jacobsen</dc:creator>
              <dc:date>2024-05-13T05:59:55</dc:date>
            </office:change-info>
          </text:insertion>
        </text:changed-region>
        <text:changed-region xml:id="ct105553208448880" text:id="ct105553208448880">
          <text:insertion>
            <office:change-info>
              <dc:creator>Bob Jacobsen</dc:creator>
              <dc:date>2024-05-13T06:00:16</dc:date>
            </office:change-info>
          </text:insertion>
        </text:changed-region>
        <text:changed-region xml:id="ct105553208449840" text:id="ct105553208449840">
          <text:insertion>
            <office:change-info>
              <dc:creator>Bob Jacobsen</dc:creator>
              <dc:date>2024-05-13T06:00:28</dc:date>
            </office:change-info>
          </text:insertion>
        </text:changed-region>
        <text:changed-region xml:id="ct105553208450080" text:id="ct105553208450080">
          <text:insertion>
            <office:change-info>
              <dc:creator>Bob Jacobsen</dc:creator>
              <dc:date>2024-05-13T06:00:19</dc:date>
            </office:change-info>
          </text:insertion>
        </text:changed-region>
        <text:changed-region xml:id="ct105553208450320" text:id="ct105553208450320">
          <text:insertion>
            <office:change-info>
              <dc:creator>Bob Jacobsen</dc:creator>
              <dc:date>2024-05-13T06:03:17</dc:date>
            </office:change-info>
          </text:insertion>
        </text:changed-region>
        <text:changed-region xml:id="ct105553208450560" text:id="ct105553208450560">
          <text:insertion>
            <office:change-info>
              <dc:creator>Bob Jacobsen</dc:creator>
              <dc:date>2024-05-13T06:04:18</dc:date>
            </office:change-info>
          </text:insertion>
        </text:changed-region>
        <text:changed-region xml:id="ct105553208450800" text:id="ct105553208450800">
          <text:insertion>
            <office:change-info>
              <dc:creator>Bob Jacobsen</dc:creator>
              <dc:date>2024-05-13T06:0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ext:change text:change-id="ct105553208138304"/>context of the following OpenLCB Standards:</text:p>
      <text:list text:style-name="L1">
        <text:list-item>
          <text:p text:style-name="P28">The OpenLCB CAN Physical Layer Standard, which specifies the physical layer for transporting OpenLCB-CAN frames</text:p>
        </text:list-item>
        <text:list-item>
          <text:p text:style-name="P28">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text:change text:change-id="ct105553208137584"/><text:change-start text:change-id="ct105553208138784"/><text:span text:style-name="T9">Content</text:span><text:change-end text:change-id="ct105553208138784"/> Field. The format and contents of the <text:change text:change-id="ct105553208139264"/><text:change-start text:change-id="ct105553208139504"/><text:span text:style-name="T9">Content</text:span><text:change-end text:change-id="ct105553208139504"/> Field depends on the Frame Type bit value. Section <text:bookmark-ref text:reference-format="chapter" text:ref-name="__RefHeading__11032_1759830957">6.1</text:bookmark-ref><text:s/><text:bookmark-ref text:reference-format="text" text:ref-name="__RefHeading__11032_1759830957">Control Frame Format</text:bookmark-ref><text:s/>of this document defines the <text:change text:change-id="ct105553208139744"/><text:change-start text:change-id="ct105553208139984"/><text:span text:style-name="T9">Content</text:span><text:change-end text:change-id="ct105553208139984"/>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5">Bit 28</text:p>
          </table:table-cell>
          <table:table-cell table:style-name="Table2.A1" office:value-type="string">
            <text:p text:style-name="P15">Bit 27</text:p>
          </table:table-cell>
          <table:table-cell table:style-name="Table2.A1" office:value-type="string">
            <text:p text:style-name="P15">Bits 26-12</text:p>
          </table:table-cell>
          <table:table-cell table:style-name="Table2.E1" office:value-type="string">
            <text:p text:style-name="P15">Bits 11-0</text:p>
          </table:table-cell>
        </table:table-row>
        <table:table-row>
          <table:table-cell table:style-name="Table2.A2" office:value-type="string">
            <text:p text:style-name="P16">Content:</text:p>
          </table:table-cell>
          <table:table-cell table:style-name="Table2.A2" office:value-type="string">
            <text:p text:style-name="P15">Reserved: <text:line-break/>Send as 1, <text:line-break/>ignore upon receipt</text:p>
          </table:table-cell>
          <table:table-cell table:style-name="Table2.A2" office:value-type="string">
            <text:p text:style-name="P15">Frame Type</text:p>
            <text:p text:style-name="P15">1: OpenLCB Message</text:p>
            <text:p text:style-name="P15">0: CAN Control Frame</text:p>
          </table:table-cell>
          <table:table-cell table:style-name="Table2.A2" office:value-type="string">
            <text:p text:style-name="P15"><text:change text:change-id="ct105553208140224"/><text:change-start text:change-id="ct105553208140464"/><text:span text:style-name="T9">Content</text:span><text:change-end text:change-id="ct105553208140464"/> Field</text:p>
          </table:table-cell>
          <table:table-cell table:style-name="Table2.E2" office:value-type="string">
            <text:p text:style-name="P15">Source NID Alias</text:p>
          </table:table-cell>
        </table:table-row>
        <table:table-row>
          <table:table-cell table:style-name="Table2.A2" office:value-type="string">
            <text:p text:style-name="P16">Mask:</text:p>
          </table:table-cell>
          <table:table-cell table:style-name="Table2.A2" office:value-type="string">
            <text:p text:style-name="P15">0x1000,0000</text:p>
          </table:table-cell>
          <table:table-cell table:style-name="Table2.A2" office:value-type="string">
            <text:p text:style-name="P15">0x0800,0000</text:p>
          </table:table-cell>
          <table:table-cell table:style-name="Table2.A2" office:value-type="string">
            <text:p text:style-name="P15">0x07FF,F000</text:p>
          </table:table-cell>
          <table:table-cell table:style-name="Table2.E2" office:value-type="string">
            <text:p text:style-name="P15">0x0000,0FFF</text:p>
          </table:table-cell>
        </table:table-row>
        <table:table-row>
          <table:table-cell table:style-name="Table2.A2" office:value-type="string">
            <text:p text:style-name="P16">Location:</text:p>
          </table:table-cell>
          <table:table-cell table:style-name="Table2.A2" office:value-type="string">
            <text:p text:style-name="P15">Solo top bit</text:p>
          </table:table-cell>
          <table:table-cell table:style-name="Table2.A2" office:value-type="string">
            <text:p text:style-name="P15">Top bit of 6<text:span text:style-name="T8">th</text:span> nibble from right</text:p>
          </table:table-cell>
          <table:table-cell table:style-name="Table2.A2" office:value-type="string">
            <text:p text:style-name="P15">3 bits, then three nibbles</text:p>
          </table:table-cell>
          <table:table-cell table:style-name="Table2.E2" office:value-type="string">
            <text:p text:style-name="P15">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text:style-name="L2">
        <text:list-item>
          <text:p text:style-name="P30">Inhibited</text:p>
        </text:list-item>
        <text:list-item>
          <text:p text:style-name="P29">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ame</text:p>
          </table:table-cell>
          <table:table-cell table:style-name="Table3.A1" office:value-type="string">
            <text:p text:style-name="P16"><text:change text:change-id="ct105553208140704"/><text:change-start text:change-id="ct105553208140944"/><text:span text:style-name="T9">Content</text:span><text:change-end text:change-id="ct105553208140944"/> Field</text:p>
          </table:table-cell>
          <table:table-cell table:style-name="Table3.A1" office:value-type="string">
            <text:p text:style-name="P16">Source Alias</text:p>
          </table:table-cell>
          <table:table-cell table:style-name="Table3.D1" office:value-type="string">
            <text:p text:style-name="P16">Data Bytes</text:p>
          </table:table-cell>
        </table:table-row>
        <table:table-row>
          <table:table-cell table:style-name="Table3.A2" office:value-type="string">
            <text:p text:style-name="P15">Check ID (CID) frame</text:p>
          </table:table-cell>
          <table:table-cell table:style-name="Table3.A2" office:value-type="string">
            <text:p text:style-name="P15">0bMMM,NNNN,NNNN,NNNN </text:p>
            <text:p text:style-name="P15">MMM is the frame sequence number, with valid values from 0x7 through 0x4 or, for non-OpenLCB protocols, down to 0x1.</text:p>
            <text:p text:style-name="P15">NNNN,NNNN,NNNN is the 12-bit Node ID section being checked</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Reserve ID (RID) frame</text:p>
          </table:table-cell>
          <table:table-cell table:style-name="Table3.A2" office:value-type="string">
            <text:p text:style-name="P15">0x0700</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Alias Map Definition (AMD) frame</text:p>
          </table:table-cell>
          <table:table-cell table:style-name="Table3.A2" office:value-type="string">
            <text:p text:style-name="P15">0x0701</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Alias Mapping Enquiry (AME) frame</text:p>
          </table:table-cell>
          <table:table-cell table:style-name="Table3.A2" office:value-type="string">
            <text:p text:style-name="P15">0x0702</text:p>
          </table:table-cell>
          <table:table-cell table:style-name="Table3.A2" office:value-type="string">
            <text:p text:style-name="P17">sss</text:p>
          </table:table-cell>
          <table:table-cell table:style-name="Table3.D2" office:value-type="string">
            <text:p text:style-name="P15">Optional Full Node ID</text:p>
          </table:table-cell>
        </table:table-row>
        <table:table-row>
          <table:table-cell table:style-name="Table3.A2" office:value-type="string">
            <text:p text:style-name="P15">Alias Map Reset (AMR) frame</text:p>
          </table:table-cell>
          <table:table-cell table:style-name="Table3.A2" office:value-type="string">
            <text:p text:style-name="P15">0x070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Error Information Report 0-3</text:p>
          </table:table-cell>
          <table:table-cell table:style-name="Table3.A2" office:value-type="string">
            <text:p text:style-name="P15">0x0710 – 0x71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Reserved; shall not be sent, and shall be ignored upon receipt</text:p>
          </table:table-cell>
          <table:table-cell table:style-name="Table3.A2" office:value-type="string">
            <text:p text:style-name="P15">All others</text:p>
          </table:table-cell>
          <table:table-cell table:style-name="Table3.A2" office:value-type="string">
            <text:p text:style-name="P17">sss</text:p>
          </table:table-cell>
          <table:table-cell table:style-name="Table3.D2" office:value-type="string">
            <text:p text:style-name="P15">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text:style-name="L3">
        <text:list-item>
          <text:p text:style-name="P31">Generate a tentative source Node ID alias value</text:p>
        </text:list-item>
        <text:list-item>
          <text:p text:style-name="P31">Transmit a Check ID frame (CID) with MMM = 0x7, NNNN, NNNN, NNNN = bits 36-47 of the full Node ID in the <text:change text:change-id="ct105553208447200"/><text:change-start text:change-id="ct105553208446240"/><text:span text:style-name="T9">Content</text:span><text:change-end text:change-id="ct105553208446240"/> Field, and the tentative source Node ID alias value in the Source NID Alias field.</text:p>
        </text:list-item>
        <text:list-item>
          <text:p text:style-name="P31">Transmit a Check ID frame (CID) with MMM = 0x6, NNNN, NNNN, NNNN = bits 24-35 of the full Node ID in the <text:change text:change-id="ct105553208446000"/><text:change-start text:change-id="ct105553208447920"/><text:span text:style-name="T9">Content</text:span><text:change-end text:change-id="ct105553208447920"/> Field, and the tentative source Node ID alias value in the Source NID Alias field.</text:p>
        </text:list-item>
        <text:list-item>
          <text:p text:style-name="P31">Transmit a Check ID frame (CID) with MMM = 0x5, NNNN, NNNN, NNNN = bits 12-23 of the full Node ID in the <text:change text:change-id="ct105553208448400"/><text:change-start text:change-id="ct105553208448640"/><text:span text:style-name="T9">Content</text:span><text:change-end text:change-id="ct105553208448640"/> Field, and the tentative source Node ID alias value in the Source NID Alias field.</text:p>
        </text:list-item>
        <text:list-item>
          <text:p text:style-name="P31"><text:soft-page-break/>Transmit a Check ID frame (CID) with MMM = 0x4, NNNN, NNNN, NNNN = bits 0-11 of the full Node ID in the <text:change text:change-id="ct105553208449120"/><text:change-start text:change-id="ct105553208449360"/><text:span text:style-name="T9">Content</text:span><text:change-end text:change-id="ct105553208449360"/> Field, and the tentative source Node ID alias value in the Source NID Alias field.</text:p>
        </text:list-item>
      </text:list>
      <text:list text:style-name="L4">
        <text:list-item>
          <text:p text:style-name="P33">Wait at least 200 milliseconds</text:p>
        </text:list-item>
        <text:list-item>
          <text:p text:style-name="P32">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text:style-name="L5">
        <text:list-item>
          <text:p text:style-name="P35">Have or obtain a validly reserved Node ID alias</text:p>
        </text:list-item>
        <text:list-item>
          <text:p text:style-name="P34">Transmit an Alias Map Definition (AMD) frame with the node's Node ID alias and Node ID</text:p>
        </text:list-item>
      </text:list>
      <text:h text:style-name="Heading_20_3" text:outline-level="3">Node ID Alias validation<text:change-start text:change-id="ct105553208446960"/> <text:span text:style-name="T10">and invalidation</text:span><text:change-end text:change-id="ct105553208446960"/></text:h>
      <text:p text:style-name="Standard">A node in Permitted state receiving a<text:change-start text:change-id="ct105553208448880"/><text:span text:style-name="T10">n</text:span><text:change-end text:change-id="ct105553208448880"/> Alias Mapping Enquiry frame shall compare the full Node ID in the CAN data segment to the node's own Node ID. If and only if they match in length and content and the receiving node is in Permitted state, the node shall reply with a<text:change-start text:change-id="ct105553208449840"/><text:span text:style-name="T10">n</text:span><text:change-end text:change-id="ct105553208449840"/>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text:change-start text:change-id="ct105553208450080"/><text:span text:style-name="T10">n</text:span><text:change-end text:change-id="ct105553208450080"/> Alias Mapping Enquiry frame.<text:change-start text:change-id="ct105553208450320"/></text:p>
      <text:p text:style-name="P26">Upon receipt of an Alias Mapping Enquiry frame with no data content, in either Inhibited or Permitted state, the receiving node must discard any information it is retaining that maps <text:change-end text:change-id="ct105553208450320"/><text:change-start text:change-id="ct105553208450560"/>aliases to/from Node IDs<text:change-end text:change-id="ct105553208450560"/><text:change-start text:change-id="ct105553208450800"/> other than its own.<text:change-end text:change-id="ct105553208450800"/></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text:style-name="L6">
        <text:list-item>
          <text:p text:style-name="P37">If the frame is a Check ID (CID) frame, send a Reserve ID (RID) frame in response.</text:p>
        </text:list-item>
        <text:list-item>
          <text:p text:style-name="P37">If the frame is not a Check ID (CID) frame, the node is in Permitted state, and the received source Node ID alias is the current Node ID alias of the node, the node shall immediately <text:soft-page-break/>transition to Inhibited state, send an AMR frame to release and then stop using the current Node ID alias.</text:p>
        </text:list-item>
        <text:list-item>
          <text:p text:style-name="P37">If the frame is not a Check ID (CID) frame and the node is not in Permitted state, the node shall immediately stop using the matching Node ID alias.</text:p>
        </text:list-item>
        <text:list-item>
          <text:p text:style-name="P36">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text:style-name="L7">
        <text:list-item>
          <text:p text:style-name="P38">may, but is not required to, signal the user that duplicate Node ID values exist using a other directly-visible indicator</text:p>
        </text:list-item>
        <text:list-item>
          <text:p text:style-name="P38">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text:soft-page-break/>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text-properties style:font-name="Times New Roman" fo:font-size="1pt" style:font-name-asian="Times New Roman" style:font-name-complex="Times New Roman"/>
    </style:style>
    <style:style style:name="MP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style-name="Table4.A1"/>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style-name="Table4.A1"/>
            <table:table-cell table:style-name="Table4.B1" office:value-type="string">
              <text:p text:style-name="MP3"/>
            </table:table-cell>
            <table:table-cell table:style-name="Table4.C3" office:value-type="string">
              <text:p text:style-name="MP5"><text:user-defined style:data-style-name="N0" text:name="OLCBdate">May 15, 2024</text:user-defined></text:p>
            </table:table-cell>
            <table:table-cell table:style-name="Table4.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
      <style:footer-first>
        <text:p text:style-name="MP8"><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y 15, 2024</text:user-defined></text:span></text:span></text:p>
      </style:footer-first>
    </style:master-page>
    <style:master-page style:name="First_20_Page" style:display-name="First Page" style:page-layout-name="Mpm2" draw:style-name="Mdp1" style:next-style-name="Standard">
      <style:header>
        <text:p text:style-name="MP9"><draw:custom-shape text:anchor-type="char" draw:z-index="0" draw:name="PowerPlusWaterMarkObject1" draw:style-name="Mgr1" draw:text-style-name="MP11" svg:width="6.5461in" svg:height="2.6185in" draw:transform="skewX (-6.73624118882306E-017) rotate (0.785398163397448) translate (0.00972222222222222in 5.72569444444445in)"><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style-name="Table1.A1"/>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style-name="Table1.A1"/>
            <table:table-cell table:style-name="Table1.B1" office:value-type="string">
              <text:p text:style-name="MP12"/>
            </table:table-cell>
            <table:table-cell table:style-name="Table1.C3" office:value-type="string">
              <text:p text:style-name="MP14"><text:date style:data-style-name="N40" text:date-value="2024-05-13T07:50:55.730299092">May 13, 2024</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span text:style-name="Page_20_Number"><text:span text:style-name="MT2"><text:date style:data-style-name="N40" text:date-value="2024-05-13T07:50:55.731101869">May 13, 2024</text:date></text:span></text:span></text:p>
        <text:p text:style-name="MP16"/>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Standard</dc:title>
    <meta:initial-creator>Alex Shepherd</meta:initial-creator>
    <meta:creation-date>2009-01-22T07:11:27</meta:creation-date>
    <meta:editing-cycles>255</meta:editing-cycles>
    <meta:editing-duration>P3DT18H56M38S</meta:editing-duration>
    <meta:generator>LibreOffice/7.4.6.2$MacOSX_X86_64 LibreOffice_project/5b1f5509c2decdade7fda905e3e1429a67acd63d</meta:generator>
    <dc:date>2024-05-13T07:50:55.547214761</dc:date>
    <meta:keyword>OpenLCB-CANFrame Transfer</meta:keyword>
    <meta:printed-by>Bob Jacobsen</meta:printed-by>
    <meta:print-date>2010-10-15T15:58:33</meta:print-date>
    <dc:creator>Bob Jacobsen</dc:creator>
    <meta:document-statistic meta:table-count="4" meta:image-count="2" meta:object-count="0" meta:page-count="7" meta:paragraph-count="170" meta:word-count="2155" meta:character-count="12634" meta:non-whitespace-character-count="10623"/>
    <meta:user-defined meta:name="OLCBdate">May 15, 2024</meta:user-defined>
    <meta:user-defined meta:name="OLCBstatus">Draft</meta:user-defined>
    <meta:user-defined meta:name="OLCByear">2024</meta:user-defined>
  </office:meta>
</office:document-meta>
</file>